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5.088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5.08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5.08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588cm" svg:height="2.286cm" svg:x="2.27cm" svg:y="3.286cm">
          <text:p text:style-name="P1">name</text:p>
          <text:p text:style-name="P1">descrip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0.762cm" svg:x="2.27cm" svg:y="2.524cm">
          <text:p text:style-name="P1">Decis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588cm" svg:height="2.286cm" svg:x="10.652cm" svg:y="2.27cm">
          <text:p text:style-name="P1">name</text:p>
          <text:p text:style-name="P1">weigh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0.762cm" svg:x="10.652cm" svg:y="1.508cm">
          <text:p text:style-name="P1">Criteria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652cm" svg:y1="3.413cm" svg:x2="7.858cm" svg:y2="4.429cm" draw:start-shape="id1" draw:start-glue-point="3" draw:end-shape="id2" draw:end-glue-point="1" svg:d="M10652 3413h-1397v1016h-1397" svg:viewBox="0 0 2795 1017">
          <text:p/>
        </draw:connector>
        <draw:custom-shape draw:style-name="gr1" draw:text-style-name="P1" xml:id="id3" draw:id="id3" draw:layer="layout" svg:width="5.588cm" svg:height="2.286cm" svg:x="3.286cm" svg:y="8.62cm">
          <text:p text:style-name="P1">name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88cm" svg:height="0.762cm" svg:x="3.286cm" svg:y="7.858cm">
          <text:p text:style-name="P1">Optio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286cm" svg:y1="9.763cm" svg:x2="5.064cm" svg:y2="5.572cm" draw:start-shape="id3" draw:start-glue-point="3" draw:end-shape="id2" draw:end-glue-point="2" svg:d="M3286 9763h-501v-2667h2279v-1524" svg:viewBox="0 0 2280 4192">
          <text:p/>
        </draw:connector>
        <draw:custom-shape draw:style-name="gr4" draw:text-style-name="P1" draw:layer="layout" svg:width="5.588cm" svg:height="3.048cm" svg:x="11.16cm" svg:y="15.732cm">
          <text:p text:style-name="P1">first_name</text:p>
          <text:p text:style-name="P1">last_name</text:p>
          <text:p text:style-name="P1">email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5.588cm" svg:height="0.762cm" svg:x="11.16cm" svg:y="14.97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5.588cm" svg:height="3.048cm" svg:x="13.827cm" svg:y="9.128cm">
          <text:p text:style-name="P1">magnitude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88cm" svg:height="0.762cm" svg:x="13.827cm" svg:y="8.366cm">
          <text:p text:style-name="P1">Answ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3.827cm" svg:y1="10.652cm" svg:x2="13.954cm" svg:y2="14.97cm" draw:start-shape="id4" draw:start-glue-point="3" draw:end-shape="id5" draw:end-glue-point="0" svg:d="M13827 10652h-501v2921h628v1397" svg:viewBox="0 0 629 4319">
          <text:p/>
        </draw:connector>
        <draw:connector draw:style-name="gr3" draw:text-style-name="P2" draw:layer="layout" svg:x1="13.827cm" svg:y1="10.652cm" svg:x2="8.874cm" svg:y2="9.763cm" draw:start-shape="id4" draw:end-shape="id3" svg:d="M13827 10652h-2476v-889h-2477" svg:viewBox="0 0 4954 890">
          <text:p/>
        </draw:connector>
        <draw:connector draw:style-name="gr3" draw:text-style-name="P2" draw:layer="layout" svg:x1="19.415cm" svg:y1="10.652cm" svg:x2="16.24cm" svg:y2="3.413cm" draw:start-shape="id4" draw:end-shape="id1" draw:end-glue-point="1" svg:d="M19415 10652h501v-7239h-3676" svg:viewBox="0 0 3677 72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3:55:20.307425153</meta:creation-date>
    <dc:date>2017-11-05T14:04:18.318193727</dc:date>
    <meta:editing-duration>PT8M58S</meta:editing-duration>
    <meta:editing-cycles>1</meta:editing-cycles>
    <meta:document-statistic meta:object-count="15"/>
    <meta:generator>LibreOffice/5.1.6.2$Linux_X86_64 LibreOffice_project/10m0$Build-2</meta:generator>
  </office:meta>
</office:document-meta>
</file>